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Text_20_body">
      <style:text-properties officeooo:rsid="000ff5e9" officeooo:paragraph-rsid="000ff5e9"/>
    </style:style>
    <style:style style:name="T1" style:family="text">
      <style:text-properties officeooo:rsid="000ff5e9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section text:style-name="Sect1" text:name="copy_827">
        <text:p text:style-name="Text_20_body">Dear James,</text:p>
        <text:p text:style-name="Text_20_body">I hope this email finds you well. I recently came across your remarkable work in the field of Quantum Computing. I am highly impressed by your contributions to this cutting-edge area of research.</text:p>
        <text:p text:style-name="Text_20_body">I am writing to express my keen interest in pursuing a PhD position in Quantum Computing under your esteemed supervision. Having thoroughly studied your academic background and research achievements, I am convinced that your research group at [University/Institution] is the perfect environment for me to further develop my skills and contribute to the field.</text:p>
        <text:p text:style-name="Text_20_body">I was introduced to the fascinating world of quantum mechanics and its potential applications in computing. Subsequently, I completed my Master's degree in <text:span text:style-name="T1">Quantum thermodynamic</text:span> where I delved deeper into the theoretical and practical aspects of Quantum <text:span text:style-name="T1">Physics</text:span>.</text:p>
        <text:p text:style-name="Text_20_body">I have attached my CV for your perusal, which provides detailed information about my academic background, research experience, and technical skills. I would be grateful if you could spare some time to review my CV and consider my suitability for a PhD position in your research group.</text:p>
        <text:p text:style-name="Text_20_body">I am genuinely excited about the possibility of working under your guidance and collaborating with your team on groundbreaking research in Quantum Computing. I am confident that my passion for this field, strong analytical skills, and dedication to scientific inquiry make me a suitable candidate for this position.</text:p>
        <text:p text:style-name="Text_20_body">Thank you for considering my application. I would be honored to discuss my research interests and potential contributions in more detail during a personal interview. I look forward to the opportunity to contribute to the advancement of Quantum Computing under your esteemed supervision.</text:p>
        <text:p text:style-name="Text_20_body">Thank you for your time and consideration.</text:p>
        <text:p text:style-name="Text_20_body">Best regards,</text:p>
        <text:p text:style-name="Text_20_body"/>
        <text:p text:style-name="P1">Sander Stammbach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6:01:04.988151852</meta:creation-date>
    <dc:date>2023-09-10T16:06:41.968518413</dc:date>
    <meta:editing-duration>PT5M37S</meta:editing-duration>
    <meta:editing-cycles>1</meta:editing-cycles>
    <meta:generator>LibreOffice/7.5.6.2$Linux_X86_64 LibreOffice_project/50$Build-2</meta:generator>
    <meta:document-statistic meta:table-count="0" meta:image-count="0" meta:object-count="0" meta:page-count="1" meta:paragraph-count="10" meta:word-count="276" meta:character-count="1783" meta:non-whitespace-character-count="1517"/>
  </office:meta>
</office:document-meta>
</file>